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NimbusMonL" svg:font-family="NimbusMon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 fo:background-color="#FFFF99"/>
    </style:style>
    <style:style style:name="T3" style:parent-style-name="Absatz-Standardschriftart" style:family="text">
      <style:text-properties style:font-name="Wingdings" style:font-name-asian="Wingdings" style:font-name-complex="Wingdings"/>
    </style:style>
    <style:style style:name="T4" style:parent-style-name="Absatz-Standardschriftart" style:family="text">
      <style:text-properties style:font-name="NimbusMonL" fo:font-weight="bold" style:font-weight-asian="bold" fo:font-size="10pt" style:font-size-asian="10pt"/>
    </style:style>
    <style:style style:name="T5" style:parent-style-name="Absatz-Standardschriftart" style:family="text">
      <style:text-properties style:font-name="NimbusMonL" fo:font-size="10pt" style:font-size-asian="10pt"/>
    </style:style>
    <style:style style:name="P6" style:parent-style-name="Textbody" style:family="paragraph">
      <style:text-properties style:font-name="NimbusMonL" fo:font-size="10pt" style:font-size-asian="10pt"/>
    </style:style>
    <style:style style:name="P7" style:parent-style-name="Textbody" style:family="paragraph">
      <style:text-properties style:font-name="NimbusMonL" fo:font-size="10pt" style:font-size-asian="10pt"/>
    </style:style>
    <style:style style:name="P8" style:parent-style-name="Textbody" style:family="paragraph">
      <style:paragraph-properties fo:text-indent="0.4923in"/>
    </style:style>
    <style:style style:name="T9" style:parent-style-name="Absatz-Standardschriftart" style:family="text">
      <style:text-properties style:font-name="NimbusMonL" fo:font-size="10pt" style:font-size-asian="10pt"/>
    </style:style>
    <style:style style:name="T10" style:parent-style-name="Absatz-Standardschriftart" style:family="text">
      <style:text-properties style:font-name="NimbusMonL" fo:font-weight="bold" style:font-weight-asian="bold" fo:font-size="10pt" style:font-size-asian="10pt"/>
    </style:style>
    <style:style style:name="T11" style:parent-style-name="Absatz-Standardschriftart" style:family="text">
      <style:text-properties style:font-name="NimbusMonL" fo:font-size="10pt" style:font-size-asian="10pt"/>
    </style:style>
    <style:style style:name="P12" style:parent-style-name="Textbody" style:family="paragraph">
      <style:paragraph-properties fo:text-indent="0.4923in"/>
      <style:text-properties style:font-name="NimbusMonL" fo:font-size="10pt" style:font-size-asian="10pt"/>
    </style:style>
    <style:style style:name="P13" style:parent-style-name="Textbody" style:family="paragraph">
      <style:text-properties style:font-name="NimbusMonL" fo:font-weight="bold" style:font-weight-asian="bold" fo:font-size="10pt" style:font-size-asian="10pt"/>
    </style:style>
    <style:style style:name="P14" style:parent-style-name="Textbody" style:family="paragraph">
      <style:text-properties style:font-name="NimbusMonL" fo:font-weight="bold" style:font-weight-asian="bold" fo:font-size="10pt" style:font-size-asian="10pt"/>
    </style:style>
    <style:style style:name="T15" style:parent-style-name="Absatz-Standardschriftart" style:family="text">
      <style:text-properties style:font-name="NimbusMonL" fo:font-weight="bold" style:font-weight-asian="bold" fo:font-size="10pt" style:font-size-asian="10pt"/>
    </style:style>
    <style:style style:name="T16" style:parent-style-name="Absatz-Standardschriftart" style:family="text">
      <style:text-properties style:font-name="NimbusMonL" fo:font-size="10pt" style:font-size-asian="10pt"/>
    </style:style>
    <style:style style:name="T17" style:parent-style-name="Absatz-Standardschriftart" style:family="text">
      <style:text-properties style:font-name="NimbusMonL" fo:font-size="10pt" style:font-size-asian="10pt"/>
    </style:style>
    <style:style style:name="P18" style:parent-style-name="Textbody" style:family="paragraph">
      <style:text-properties style:font-name="NimbusMonL" fo:font-size="10pt" style:font-size-asian="10pt"/>
    </style:style>
    <style:style style:name="P19" style:parent-style-name="Textbody" style:family="paragraph">
      <style:text-properties style:font-name="NimbusMonL" fo:font-size="10pt" style:font-size-asian="10pt"/>
    </style:style>
    <style:style style:name="P20" style:parent-style-name="Textbody" style:family="paragraph">
      <style:text-properties style:font-name="NimbusMonL" fo:font-size="10pt" style:font-size-asian="10pt"/>
    </style:style>
    <style:style style:name="P21" style:parent-style-name="Textbody" style:family="paragraph">
      <style:text-properties style:font-name="NimbusMonL" fo:font-size="10pt" style:font-size-asian="10pt"/>
    </style:style>
    <style:style style:name="T22" style:parent-style-name="Absatz-Standardschriftart" style:family="text">
      <style:text-properties style:font-name="NimbusMonL" fo:font-size="10pt" style:font-size-asian="10pt"/>
    </style:style>
    <style:style style:name="T23" style:parent-style-name="Absatz-Standardschriftart" style:family="text">
      <style:text-properties style:font-name="NimbusMonL" fo:font-weight="bold" style:font-weight-asian="bold" fo:font-size="10pt" style:font-size-asian="10pt"/>
    </style:style>
    <style:style style:name="T24" style:parent-style-name="Absatz-Standardschriftart" style:family="text">
      <style:text-properties style:font-name="NimbusMonL" fo:font-size="10pt" style:font-size-asian="10pt"/>
    </style:style>
    <style:style style:name="P25" style:parent-style-name="Textbody" style:family="paragraph">
      <style:text-properties style:font-name="NimbusMonL" fo:color="#5B9BD5" fo:font-size="10pt" style:font-size-asian="10pt"/>
    </style:style>
    <style:style style:name="P26" style:parent-style-name="Textbody" style:family="paragraph">
      <style:text-properties style:font-name="NimbusMonL" fo:font-size="10pt" style:font-size-asian="10pt"/>
    </style:style>
    <style:style style:name="P27" style:parent-style-name="Textbody" style:family="paragraph">
      <style:text-properties style:font-name="NimbusMonL" fo:font-size="10pt" style:font-size-asian="10pt"/>
    </style:style>
    <style:style style:name="P28" style:parent-style-name="Textbody" style:family="paragraph">
      <style:text-properties style:font-name="NimbusMonL" fo:font-size="10pt" style:font-size-asian="10pt"/>
    </style:style>
    <style:style style:name="P29" style:parent-style-name="Textbody" style:family="paragraph">
      <style:text-properties style:font-name="NimbusMonL" fo:font-size="10pt" style:font-size-asian="10pt"/>
    </style:style>
    <style:style style:name="P30" style:parent-style-name="Textbody" style:family="paragraph">
      <style:text-properties style:font-name="NimbusMonL" fo:font-size="10pt" style:font-size-asian="10pt"/>
    </style:style>
    <style:style style:name="T31" style:parent-style-name="Absatz-Standardschriftart" style:family="text">
      <style:text-properties style:font-name="NimbusMonL" fo:font-size="10pt" style:font-size-asian="10pt"/>
    </style:style>
  </office:automatic-styles>
  <office:body>
    <office:text text:use-soft-page-breaks="true">
      <text:p text:style-name="P1">Programmierprojekt: Wahlpflichtkurse</text:p>
      <text:p text:style-name="Standard"/>
      <text:p text:style-name="Standard">Bei Aufruf des Programms wird eine Tabelle mit den Angaben: Name, Vorname, Klasse, E-Mail-Adresse, Erstwunsch, Zweitwunsch, Drittwunsch,<text:s/>Viertwunsch, Datum der Wahl sichtbar.</text:p>
      <text:p text:style-name="Standard"/>
      <text:p text:style-name="Standard">Schüler werden ihren gewünschten Kursen zugeordnet, nach Möglichkeit Erst und Zweitwunsch.</text:p>
      <text:p text:style-name="Standard"/>
      <text:p text:style-name="Standard">Jeder Kurs hat maximal 15 Plätze, wenn diese voll sind, muss ein zweiter Kurs aufgemacht und befüllt werden.</text:p>
      <text:p text:style-name="Standard"/>
      <text:p text:style-name="Standard"/>
      <text:p text:style-name="Standard">Bei Aufruf eines Kurses wird eine Tabelle angezeigt mit: Name, Vorname, Klasse der Teilnehmer.</text:p>
      <text:p text:style-name="Standard"/>
      <text:p text:style-name="Standard">Das Programm sortiert die Teilnehmer nach ihrem Erst- und Zweitwunsch.</text:p>
      <text:p text:style-name="Standard">Das Programm teilt die Teilnehmer<text:s/>nach dem Zufallsprinzip einem der Wunschkurse zu.</text:p>
      <text:p text:style-name="Standard">Das Programm prüft,<text:s/>wie viele Schüler/innen einen bestimmten Kurs machen wollen.</text:p>
      <text:p text:style-name="Standard">Das Programm eröffnet einen zweiten Kurs, wenn die maximale Teilnehmerzahl erreicht ist.</text:p>
      <text:p text:style-name="Standard"/>
      <text:p text:style-name="P2">Kurse</text:p>
      <text:p text:style-name="Standard"/>
      <text:p text:style-name="Standard">→ Was muss man machen um eine Klasse Kurs festzulegen?</text:p>
      <text:p text:style-name="Standard">→ Welche Attribute hat Kurs?</text:p>
      <text:p text:style-name="Standard">→ Welche Methoden soll Kurs haben? <text:s/><text:span text:style-name="T3"></text:span><text:s/>stattfinden, teilen<text:s/></text:p>
      <text:p text:style-name="Standard"/>
      <text:p text:style-name="Standard"><text:span text:style-name="T4">public class<text:s/></text:span><text:span text:style-name="T5">Kurs {</text:span></text:p>
      <text:p text:style-name="P6"><text:tab/>String kursname;</text:p>
      <text:p text:style-name="P7"><text:tab/>String teilnehmerVornamen;</text:p>
      <text:p text:style-name="P8"><text:span text:style-name="T9">String teilnehmerNachname;</text:span></text:p>
      <text:p text:style-name="Textbody"><text:span text:style-name="T10"><text:tab/></text:span><text:span text:style-name="T11">byte teilnehmerzahl;</text:span></text:p>
      <text:p text:style-name="P12">String kursleiter;</text:p>
      <text:p text:style-name="P13"><text:tab/>//. . .</text:p>
      <text:p text:style-name="P14"><text:tab/>// Konstruktor</text:p>
      <text:p text:style-name="Textbody"><text:span text:style-name="T15"><text:tab/></text:span><text:span text:style-name="T16">Kurs(String k, String l, String tv, String tn,<text:s/></text:span><text:span text:style-name="T17">byte tz){</text:span></text:p>
      <text:p text:style-name="P18"><text:tab/>kursname = k;</text:p>
      <text:p text:style-name="P19"><text:tab/>kursleiter = l;</text:p>
      <text:p text:style-name="P20"><text:tab/>teilnehmerVornamen = tv;</text:p>
      <text:p text:style-name="P21"><text:tab/>teilnehmerNachname = tn;</text:p>
      <text:p text:style-name="Textbody"><text:tab/><text:span text:style-name="T22">teilnehmerzahl = tz;</text:span></text:p>
      <text:p text:style-name="Textbody"><text:span text:style-name="T23"><text:tab/></text:span><text:span text:style-name="T24"><text:s/>}</text:span></text:p>
      <text:p text:style-name="P25">// Methoden deklarieren</text:p>
      <text:p text:style-name="P26"><text:s text:c="3"/>public DT Methodenname (DT Parameter){</text:p>
      <text:p text:style-name="P27"><text:s text:c="5"/>Anweisungen</text:p>
      <text:p text:style-name="P28"><text:s text:c="5"/>return;</text:p>
      <text:p text:style-name="P29"><text:s text:c="5"/>}</text:p>
      <text:p text:style-name="P30"/>
      <text:p text:style-name="Textbody"><text:span text:style-name="T31">}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NimbusMonL" svg:font-family="NimbusMon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estern" style:display-name="western" style:family="paragraph" style:parent-style-name="Standard">
      <style:paragraph-properties fo:widows="2" fo:orphans="2" style:vertical-align="auto" fo:margin-top="0.0694in" fo:margin-bottom="0.0826in" fo:line-height="150%"/>
      <style:text-properties style:font-name-asian="Times New Roman" style:font-name-complex="Times New Roman" style:letter-kerning="false" fo:font-size="10pt" style:font-size-asian="10pt" style:font-size-complex="10pt" style:language-asian="de" style:country-asian="D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. Zemke</meta:initial-creator>
    <dc:creator>pgmadmin</dc:creator>
    <meta:creation-date>2019-01-11T12:46:00Z</meta:creation-date>
    <dc:date>2019-01-16T09:29:00Z</dc:date>
    <meta:template xlink:href="Normal.dotm" xlink:type="simple"/>
    <meta:editing-cycles>3</meta:editing-cycles>
    <meta:editing-duration>PT0S</meta:editing-duration>
    <meta:document-statistic meta:page-count="2" meta:paragraph-count="2" meta:word-count="195" meta:character-count="1423" meta:row-count="10" meta:non-whitespace-character-count="1230"/>
  </office:meta>
</office:document-meta>
</file>